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57967"/>
          <table:table-cell office:value-type="float" office:value="1.4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3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57399"/>
          <table:table-cell office:value-type="float" office:value="1.43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267.0"/>
          <table:table-cell office:value-type="float" office:value="209612.0"/>
          <table:table-cell office:value-type="float" office:value="810273.0"/>
          <table:table-cell office:value-type="float" office:value="143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6127"/>
          <table:table-cell office:value-type="float" office:value="1.49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3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68863"/>
          <table:table-cell office:value-type="float" office:value="1.5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3480.0"/>
          <table:table-cell office:value-type="float" office:value="209612.0"/>
          <table:table-cell office:value-type="float" office:value="810272.0"/>
          <table:table-cell office:value-type="float" office:value="143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54065"/>
          <table:table-cell office:value-type="float" office:value="1.39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882.0"/>
          <table:table-cell office:value-type="float" office:value="209612.0"/>
          <table:table-cell office:value-type="float" office:value="810273.0"/>
          <table:table-cell office:value-type="float" office:value="142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3711.0"/>
          <table:table-cell office:value-type="float" office:value="359569.0"/>
          <table:table-cell office:value-type="float" office:value="319655.0"/>
          <table:table-cell office:value-type="float" office:value="226791.0"/>
          <table:table-cell office:value-type="float" office:value="41727.0"/>
          <table:table-cell office:value-type="float" office:value="5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8071"/>
          <table:table-cell office:value-type="float" office:value="1.66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713.0"/>
          <table:table-cell office:value-type="float" office:value="238734.0"/>
          <table:table-cell office:value-type="float" office:value="920102.0"/>
          <table:table-cell office:value-type="float" office:value="159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72966"/>
          <table:table-cell office:value-type="float" office:value="1.60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3284.0"/>
          <table:table-cell office:value-type="float" office:value="238734.0"/>
          <table:table-cell office:value-type="float" office:value="920102.0"/>
          <table:table-cell office:value-type="float" office:value="159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71945"/>
          <table:table-cell office:value-type="float" office:value="1.614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089.0"/>
          <table:table-cell office:value-type="float" office:value="238734.0"/>
          <table:table-cell office:value-type="float" office:value="920103.0"/>
          <table:table-cell office:value-type="float" office:value="159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73498"/>
          <table:table-cell office:value-type="float" office:value="1.57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785.0"/>
          <table:table-cell office:value-type="float" office:value="238734.0"/>
          <table:table-cell office:value-type="float" office:value="920104.0"/>
          <table:table-cell office:value-type="float" office:value="159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58029"/>
          <table:table-cell office:value-type="float" office:value="1.46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832.0"/>
          <table:table-cell office:value-type="float" office:value="238734.0"/>
          <table:table-cell office:value-type="float" office:value="920104.0"/>
          <table:table-cell office:value-type="float" office:value="1591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507.0"/>
          <table:table-cell office:value-type="float" office:value="407870.0"/>
          <table:table-cell office:value-type="float" office:value="362752.0"/>
          <table:table-cell office:value-type="float" office:value="256294.0"/>
          <table:table-cell office:value-type="float" office:value="46943.0"/>
          <table:table-cell office:value-type="float" office:value="5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34207"/>
          <table:table-cell office:value-type="float" office:value="0.4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950.0"/>
          <table:table-cell office:value-type="float" office:value="69482.0"/>
          <table:table-cell office:value-type="float" office:value="265763.0"/>
          <table:table-cell office:value-type="float" office:value="74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560662"/>
          <table:table-cell office:value-type="float" office:value="0.4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4.0"/>
          <table:table-cell office:value-type="float" office:value="69482.0"/>
          <table:table-cell office:value-type="float" office:value="265763.0"/>
          <table:table-cell office:value-type="float" office:value="7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01955"/>
          <table:table-cell office:value-type="float" office:value="0.50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0.0"/>
          <table:table-cell office:value-type="float" office:value="69482.0"/>
          <table:table-cell office:value-type="float" office:value="265763.0"/>
          <table:table-cell office:value-type="float" office:value="74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544334"/>
          <table:table-cell office:value-type="float" office:value="0.45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96.0"/>
          <table:table-cell office:value-type="float" office:value="69482.0"/>
          <table:table-cell office:value-type="float" office:value="265763.0"/>
          <table:table-cell office:value-type="float" office:value="74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8168"/>
          <table:table-cell office:value-type="float" office:value="0.42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18.0"/>
          <table:table-cell office:value-type="float" office:value="69482.0"/>
          <table:table-cell office:value-type="float" office:value="265763.0"/>
          <table:table-cell office:value-type="float" office:value="702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89.0"/>
          <table:table-cell office:value-type="float" office:value="121336.0"/>
          <table:table-cell office:value-type="float" office:value="106904.0"/>
          <table:table-cell office:value-type="float" office:value="78158.0"/>
          <table:table-cell office:value-type="float" office:value="14347.0"/>
          <table:table-cell office:value-type="float" office:value="25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34955"/>
          <table:table-cell office:value-type="float" office:value="1.24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914.0"/>
          <table:table-cell office:value-type="float" office:value="193254.0"/>
          <table:table-cell office:value-type="float" office:value="747995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3904"/>
          <table:table-cell office:value-type="float" office:value="1.28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27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42185"/>
          <table:table-cell office:value-type="float" office:value="1.34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861.0"/>
          <table:table-cell office:value-type="float" office:value="193254.0"/>
          <table:table-cell office:value-type="float" office:value="747994.0"/>
          <table:table-cell office:value-type="float" office:value="131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9939"/>
          <table:table-cell office:value-type="float" office:value="1.89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087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34364"/>
          <table:table-cell office:value-type="float" office:value="1.24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040.0"/>
          <table:table-cell office:value-type="float" office:value="193254.0"/>
          <table:table-cell office:value-type="float" office:value="747996.0"/>
          <table:table-cell office:value-type="float" office:value="1351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29.0"/>
          <table:table-cell office:value-type="float" office:value="332408.0"/>
          <table:table-cell office:value-type="float" office:value="295396.0"/>
          <table:table-cell office:value-type="float" office:value="210196.0"/>
          <table:table-cell office:value-type="float" office:value="38819.0"/>
          <table:table-cell office:value-type="float" office:value="5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28745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22011.0"/>
          <table:table-cell office:value-type="float" office:value="84382.0"/>
          <table:table-cell office:value-type="float" office:value="42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IN([.$P23])" office:value-type="float"/>
          <table:table-cell table:formula="of:=MIN([.$Q23])" office:value-type="float"/>
          <table:table-cell table:formula="of:=MIN([.$R23])" office:value-type="float"/>
          <table:table-cell table:formula="of:=MIN([.$S23])" office:value-type="float"/>
          <table:table-cell table:formula="of:=MIN([.$T23])" office:value-type="float"/>
          <table:table-cell table:formula="of:=MIN([.$U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EDIAN([.$P23])" office:value-type="float"/>
          <table:table-cell table:formula="of:=MEDIAN([.$Q23])" office:value-type="float"/>
          <table:table-cell table:formula="of:=MEDIAN([.$R23])" office:value-type="float"/>
          <table:table-cell table:formula="of:=MEDIAN([.$S23])" office:value-type="float"/>
          <table:table-cell table:formula="of:=MEDIAN([.$T23])" office:value-type="float"/>
          <table:table-cell table:formula="of:=MEDIAN([.$U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  <table:table-cell table:formula="of:=MAX([.$P23])" office:value-type="float"/>
          <table:table-cell table:formula="of:=MAX([.$Q23])" office:value-type="float"/>
          <table:table-cell table:formula="of:=MAX([.$R23])" office:value-type="float"/>
          <table:table-cell table:formula="of:=MAX([.$S23])" office:value-type="float"/>
          <table:table-cell table:formula="of:=MAX([.$T23])" office:value-type="float"/>
          <table:table-cell table:formula="of:=MAX([.$U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226018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22011.0"/>
          <table:table-cell office:value-type="float" office:value="84382.0"/>
          <table:table-cell office:value-type="float" office:value="414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IN([.$P24])" office:value-type="float"/>
          <table:table-cell table:formula="of:=MIN([.$Q24])" office:value-type="float"/>
          <table:table-cell table:formula="of:=MIN([.$R24])" office:value-type="float"/>
          <table:table-cell table:formula="of:=MIN([.$S24])" office:value-type="float"/>
          <table:table-cell table:formula="of:=MIN([.$T24])" office:value-type="float"/>
          <table:table-cell table:formula="of:=MIN([.$U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EDIAN([.$P24])" office:value-type="float"/>
          <table:table-cell table:formula="of:=MEDIAN([.$Q24])" office:value-type="float"/>
          <table:table-cell table:formula="of:=MEDIAN([.$R24])" office:value-type="float"/>
          <table:table-cell table:formula="of:=MEDIAN([.$S24])" office:value-type="float"/>
          <table:table-cell table:formula="of:=MEDIAN([.$T24])" office:value-type="float"/>
          <table:table-cell table:formula="of:=MEDIAN([.$U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  <table:table-cell table:formula="of:=MAX([.$P24])" office:value-type="float"/>
          <table:table-cell table:formula="of:=MAX([.$Q24])" office:value-type="float"/>
          <table:table-cell table:formula="of:=MAX([.$R24])" office:value-type="float"/>
          <table:table-cell table:formula="of:=MAX([.$S24])" office:value-type="float"/>
          <table:table-cell table:formula="of:=MAX([.$T24])" office:value-type="float"/>
          <table:table-cell table:formula="of:=MAX([.$U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83933"/>
          <table:table-cell office:value-type="float" office:value="0.1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2.0"/>
          <table:table-cell office:value-type="float" office:value="22011.0"/>
          <table:table-cell office:value-type="float" office:value="84382.0"/>
          <table:table-cell office:value-type="float" office:value="45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IN([.$P25])" office:value-type="float"/>
          <table:table-cell table:formula="of:=MIN([.$Q25])" office:value-type="float"/>
          <table:table-cell table:formula="of:=MIN([.$R25])" office:value-type="float"/>
          <table:table-cell table:formula="of:=MIN([.$S25])" office:value-type="float"/>
          <table:table-cell table:formula="of:=MIN([.$T25])" office:value-type="float"/>
          <table:table-cell table:formula="of:=MIN([.$U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EDIAN([.$P25])" office:value-type="float"/>
          <table:table-cell table:formula="of:=MEDIAN([.$Q25])" office:value-type="float"/>
          <table:table-cell table:formula="of:=MEDIAN([.$R25])" office:value-type="float"/>
          <table:table-cell table:formula="of:=MEDIAN([.$S25])" office:value-type="float"/>
          <table:table-cell table:formula="of:=MEDIAN([.$T25])" office:value-type="float"/>
          <table:table-cell table:formula="of:=MEDIAN([.$U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  <table:table-cell table:formula="of:=MAX([.$P25])" office:value-type="float"/>
          <table:table-cell table:formula="of:=MAX([.$Q25])" office:value-type="float"/>
          <table:table-cell table:formula="of:=MAX([.$R25])" office:value-type="float"/>
          <table:table-cell table:formula="of:=MAX([.$S25])" office:value-type="float"/>
          <table:table-cell table:formula="of:=MAX([.$T25])" office:value-type="float"/>
          <table:table-cell table:formula="of:=MAX([.$U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41055"/>
          <table:table-cell office:value-type="float" office:value="0.16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9.0"/>
          <table:table-cell office:value-type="float" office:value="22011.0"/>
          <table:table-cell office:value-type="float" office:value="84382.0"/>
          <table:table-cell office:value-type="float" office:value="411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IN([.$P26])" office:value-type="float"/>
          <table:table-cell table:formula="of:=MIN([.$Q26])" office:value-type="float"/>
          <table:table-cell table:formula="of:=MIN([.$R26])" office:value-type="float"/>
          <table:table-cell table:formula="of:=MIN([.$S26])" office:value-type="float"/>
          <table:table-cell table:formula="of:=MIN([.$T26])" office:value-type="float"/>
          <table:table-cell table:formula="of:=MIN([.$U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EDIAN([.$P26])" office:value-type="float"/>
          <table:table-cell table:formula="of:=MEDIAN([.$Q26])" office:value-type="float"/>
          <table:table-cell table:formula="of:=MEDIAN([.$R26])" office:value-type="float"/>
          <table:table-cell table:formula="of:=MEDIAN([.$S26])" office:value-type="float"/>
          <table:table-cell table:formula="of:=MEDIAN([.$T26])" office:value-type="float"/>
          <table:table-cell table:formula="of:=MEDIAN([.$U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  <table:table-cell table:formula="of:=MAX([.$P26])" office:value-type="float"/>
          <table:table-cell table:formula="of:=MAX([.$Q26])" office:value-type="float"/>
          <table:table-cell table:formula="of:=MAX([.$R26])" office:value-type="float"/>
          <table:table-cell table:formula="of:=MAX([.$S26])" office:value-type="float"/>
          <table:table-cell table:formula="of:=MAX([.$T26])" office:value-type="float"/>
          <table:table-cell table:formula="of:=MAX([.$U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89097"/>
          <table:table-cell office:value-type="float" office:value="0.13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.0"/>
          <table:table-cell office:value-type="float" office:value="22011.0"/>
          <table:table-cell office:value-type="float" office:value="84382.0"/>
          <table:table-cell office:value-type="float" office:value="44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141.0"/>
          <table:table-cell office:value-type="float" office:value="42073.0"/>
          <table:table-cell office:value-type="float" office:value="33815.0"/>
          <table:table-cell office:value-type="float" office:value="28706.0"/>
          <table:table-cell office:value-type="float" office:value="4514.0"/>
          <table:table-cell office:value-type="float" office:value="10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IN([.$P27])" office:value-type="float"/>
          <table:table-cell table:formula="of:=MIN([.$Q27])" office:value-type="float"/>
          <table:table-cell table:formula="of:=MIN([.$R27])" office:value-type="float"/>
          <table:table-cell table:formula="of:=MIN([.$S27])" office:value-type="float"/>
          <table:table-cell table:formula="of:=MIN([.$T27])" office:value-type="float"/>
          <table:table-cell table:formula="of:=MIN([.$U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EDIAN([.$P27])" office:value-type="float"/>
          <table:table-cell table:formula="of:=MEDIAN([.$Q27])" office:value-type="float"/>
          <table:table-cell table:formula="of:=MEDIAN([.$R27])" office:value-type="float"/>
          <table:table-cell table:formula="of:=MEDIAN([.$S27])" office:value-type="float"/>
          <table:table-cell table:formula="of:=MEDIAN([.$T27])" office:value-type="float"/>
          <table:table-cell table:formula="of:=MEDIAN([.$U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  <table:table-cell table:formula="of:=MAX([.$P27])" office:value-type="float"/>
          <table:table-cell table:formula="of:=MAX([.$Q27])" office:value-type="float"/>
          <table:table-cell table:formula="of:=MAX([.$R27])" office:value-type="float"/>
          <table:table-cell table:formula="of:=MAX([.$S27])" office:value-type="float"/>
          <table:table-cell table:formula="of:=MAX([.$T27])" office:value-type="float"/>
          <table:table-cell table:formula="of:=MAX(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Z3:.$Z27])^2)^0.5" office:value-type="float"/>
          <table:table-cell table:number-matrix-columns-spanned="1" table:number-matrix-rows-spanned="1" table:formula="of:=SUM(([.G3:.G27]-[.$AA3:.$AA27])^2)^0.5" office:value-type="float"/>
          <table:table-cell table:number-matrix-columns-spanned="1" table:number-matrix-rows-spanned="1" table:formula="of:=SUM(([.H3:.H27]-[.$AB3:.$AB27])^2)^0.5" office:value-type="float"/>
          <table:table-cell table:number-matrix-columns-spanned="1" table:number-matrix-rows-spanned="1" table:formula="of:=SUM(([.I3:.I27]-[.$AC3:.$AC27])^2)^0.5" office:value-type="float"/>
          <table:table-cell table:number-matrix-columns-spanned="1" table:number-matrix-rows-spanned="1" table:formula="of:=SUM(([.J3:.J27]-[.$AD3:.$AD27])^2)^0.5" office:value-type="float"/>
          <table:table-cell table:number-matrix-columns-spanned="1" table:number-matrix-rows-spanned="1" table:formula="of:=SUM(([.K3:.K27]-[.$AE3:.$AE27])^2)^0.5" office:value-type="float"/>
          <table:table-cell table:number-matrix-columns-spanned="1" table:number-matrix-rows-spanned="1" table:formula="of:=SUM(([.L3:.L27]-[.$AF3:.$AF27])^2)^0.5" office:value-type="float"/>
          <table:table-cell table:number-matrix-columns-spanned="1" table:number-matrix-rows-spanned="1" table:formula="of:=SUM(([.M3:.M27]-[.$AG3:.$AG27])^2)^0.5" office:value-type="float"/>
          <table:table-cell table:number-matrix-columns-spanned="1" table:number-matrix-rows-spanned="1" table:formula="of:=SUM(([.N3:.N27]-[.$AH3:.$AH27])^2)^0.5" office:value-type="float"/>
          <table:table-cell table:number-matrix-columns-spanned="1" table:number-matrix-rows-spanned="1" table:formula="of:=SUM(([.O3:.O27]-[.$AI3:.$AI27])^2)^0.5" office:value-type="float"/>
          <table:table-cell table:number-matrix-columns-spanned="1" table:number-matrix-rows-spanned="1" table:formula="of:=SUM(([.P3:.P27]-[.$AJ3:.$AJ27])^2)^0.5" office:value-type="float"/>
          <table:table-cell table:number-matrix-columns-spanned="1" table:number-matrix-rows-spanned="1" table:formula="of:=SUM(([.Q3:.Q27]-[.$AK3:.$AK27])^2)^0.5" office:value-type="float"/>
          <table:table-cell table:number-matrix-columns-spanned="1" table:number-matrix-rows-spanned="1" table:formula="of:=SUM(([.R3:.R27]-[.$AL3:.$AL27])^2)^0.5" office:value-type="float"/>
          <table:table-cell table:number-matrix-columns-spanned="1" table:number-matrix-rows-spanned="1" table:formula="of:=SUM(([.S3:.S27]-[.$AM3:.$AM27])^2)^0.5" office:value-type="float"/>
          <table:table-cell table:number-matrix-columns-spanned="1" table:number-matrix-rows-spanned="1" table:formula="of:=SUM(([.T3:.T27]-[.$AN3:.$AN27])^2)^0.5" office:value-type="float"/>
          <table:table-cell table:number-matrix-columns-spanned="1" table:number-matrix-rows-spanned="1" table:formula="of:=SUM(([.U3:.U27]-[.$AO3:.$AO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Z3:.$Z27])" office:value-type="float"/>
          <table:table-cell table:number-matrix-columns-spanned="1" table:number-matrix-rows-spanned="1" table:formula="of:=SUM([.G3:.G27]=[.$AA3:.$AA27])" office:value-type="float"/>
          <table:table-cell table:number-matrix-columns-spanned="1" table:number-matrix-rows-spanned="1" table:formula="of:=SUM([.H3:.H27]=[.$AB3:.$AB27])" office:value-type="float"/>
          <table:table-cell table:number-matrix-columns-spanned="1" table:number-matrix-rows-spanned="1" table:formula="of:=SUM([.I3:.I27]=[.$AC3:.$AC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H3:.$AH27])" office:value-type="float"/>
          <table:table-cell table:number-matrix-columns-spanned="1" table:number-matrix-rows-spanned="1" table:formula="of:=SUM([.O3:.O27]=[.$AI3:.$AI27])" office:value-type="float"/>
          <table:table-cell table:number-matrix-columns-spanned="1" table:number-matrix-rows-spanned="1" table:formula="of:=SUM([.P3:.P27]=[.$AJ3:.$AJ27])" office:value-type="float"/>
          <table:table-cell table:number-matrix-columns-spanned="1" table:number-matrix-rows-spanned="1" table:formula="of:=SUM([.Q3:.Q27]=[.$AK3:.$AK27])" office:value-type="float"/>
          <table:table-cell table:number-matrix-columns-spanned="1" table:number-matrix-rows-spanned="1" table:formula="of:=SUM([.R3:.R27]=[.$AL3:.$AL27])" office:value-type="float"/>
          <table:table-cell table:number-matrix-columns-spanned="1" table:number-matrix-rows-spanned="1" table:formula="of:=SUM([.S3:.S27]=[.$AM3:.$AM27])" office:value-type="float"/>
          <table:table-cell table:number-matrix-columns-spanned="1" table:number-matrix-rows-spanned="1" table:formula="of:=SUM([.T3:.T27]=[.$AN3:.$AN27])" office:value-type="float"/>
          <table:table-cell table:number-matrix-columns-spanned="1" table:number-matrix-rows-spanned="1" table:formula="of:=SUM([.U3:.U27]=[.$AO3:.$AO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P3:.$AP27])" office:value-type="float"/>
          <table:table-cell table:number-matrix-columns-spanned="1" table:number-matrix-rows-spanned="1" table:formula="of:=SUM([.C3:.C27]&lt;[.$AQ3:.$AQ27])" office:value-type="float"/>
          <table:table-cell table:number-matrix-columns-spanned="1" table:number-matrix-rows-spanned="1" table:formula="of:=SUM([.D3:.D27]&lt;[.$AR3:.$AR27])" office:value-type="float"/>
          <table:table-cell table:number-matrix-columns-spanned="1" table:number-matrix-rows-spanned="1" table:formula="of:=SUM([.E3:.E27]&lt;[.$AS3:.$AS27])" office:value-type="float"/>
          <table:table-cell table:number-matrix-columns-spanned="1" table:number-matrix-rows-spanned="1" table:formula="of:=SUM([.F3:.F27]&lt;[.$AT3:.$AT27])" office:value-type="float"/>
          <table:table-cell table:number-matrix-columns-spanned="1" table:number-matrix-rows-spanned="1" table:formula="of:=SUM([.G3:.G27]&lt;[.$AU3:.$AU27])" office:value-type="float"/>
          <table:table-cell table:number-matrix-columns-spanned="1" table:number-matrix-rows-spanned="1" table:formula="of:=SUM([.H3:.H27]&lt;[.$AV3:.$AV27])" office:value-type="float"/>
          <table:table-cell table:number-matrix-columns-spanned="1" table:number-matrix-rows-spanned="1" table:formula="of:=SUM([.I3:.I27]&lt;[.$AW3:.$AW27])" office:value-type="float"/>
          <table:table-cell table:number-matrix-columns-spanned="1" table:number-matrix-rows-spanned="1" table:formula="of:=SUM([.J3:.J27]&lt;[.$AX3:.$AX27])" office:value-type="float"/>
          <table:table-cell table:number-matrix-columns-spanned="1" table:number-matrix-rows-spanned="1" table:formula="of:=SUM([.K3:.K27]&lt;[.$AY3:.$AY27])" office:value-type="float"/>
          <table:table-cell table:number-matrix-columns-spanned="1" table:number-matrix-rows-spanned="1" table:formula="of:=SUM([.L3:.L27]&lt;[.$AZ3:.$AZ27])" office:value-type="float"/>
          <table:table-cell table:number-matrix-columns-spanned="1" table:number-matrix-rows-spanned="1" table:formula="of:=SUM([.M3:.M27]&lt;[.$BA3:.$BA27])" office:value-type="float"/>
          <table:table-cell table:number-matrix-columns-spanned="1" table:number-matrix-rows-spanned="1" table:formula="of:=SUM([.N3:.N27]&lt;[.$BB3:.$BB27])" office:value-type="float"/>
          <table:table-cell table:number-matrix-columns-spanned="1" table:number-matrix-rows-spanned="1" table:formula="of:=SUM([.O3:.O27]&lt;[.$BC3:.$BC27])" office:value-type="float"/>
          <table:table-cell table:number-matrix-columns-spanned="1" table:number-matrix-rows-spanned="1" table:formula="of:=SUM([.P3:.P27]&lt;[.$BD3:.$BD27])" office:value-type="float"/>
          <table:table-cell table:number-matrix-columns-spanned="1" table:number-matrix-rows-spanned="1" table:formula="of:=SUM([.Q3:.Q27]&lt;[.$BE3:.$BE27])" office:value-type="float"/>
          <table:table-cell table:number-matrix-columns-spanned="1" table:number-matrix-rows-spanned="1" table:formula="of:=SUM([.R3:.R27]&lt;[.$BF3:.$BF27])" office:value-type="float"/>
          <table:table-cell table:number-matrix-columns-spanned="1" table:number-matrix-rows-spanned="1" table:formula="of:=SUM([.S3:.S27]&lt;[.$BG3:.$BG27])" office:value-type="float"/>
          <table:table-cell table:number-matrix-columns-spanned="1" table:number-matrix-rows-spanned="1" table:formula="of:=SUM([.T3:.T27]&lt;[.$BH3:.$BH27])" office:value-type="float"/>
          <table:table-cell table:number-matrix-columns-spanned="1" table:number-matrix-rows-spanned="1" table:formula="of:=SUM([.U3:.U27]&lt;[.$BI3:.$BI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P3:.$AP27])" office:value-type="float"/>
          <table:table-cell table:number-matrix-columns-spanned="1" table:number-matrix-rows-spanned="1" table:formula="of:=SUM([.C3:.C27]&gt;[.$AQ3:.$AQ27])" office:value-type="float"/>
          <table:table-cell table:number-matrix-columns-spanned="1" table:number-matrix-rows-spanned="1" table:formula="of:=SUM([.D3:.D27]&gt;[.$AR3:.$AR27])" office:value-type="float"/>
          <table:table-cell table:number-matrix-columns-spanned="1" table:number-matrix-rows-spanned="1" table:formula="of:=SUM([.E3:.E27]&gt;[.$AS3:.$AS27])" office:value-type="float"/>
          <table:table-cell table:number-matrix-columns-spanned="1" table:number-matrix-rows-spanned="1" table:formula="of:=SUM([.F3:.F27]&gt;[.$AT3:.$AT27])" office:value-type="float"/>
          <table:table-cell table:number-matrix-columns-spanned="1" table:number-matrix-rows-spanned="1" table:formula="of:=SUM([.G3:.G27]&gt;[.$AU3:.$AU27])" office:value-type="float"/>
          <table:table-cell table:number-matrix-columns-spanned="1" table:number-matrix-rows-spanned="1" table:formula="of:=SUM([.H3:.H27]&gt;[.$AV3:.$AV27])" office:value-type="float"/>
          <table:table-cell table:number-matrix-columns-spanned="1" table:number-matrix-rows-spanned="1" table:formula="of:=SUM([.I3:.I27]&gt;[.$AW3:.$AW27])" office:value-type="float"/>
          <table:table-cell table:number-matrix-columns-spanned="1" table:number-matrix-rows-spanned="1" table:formula="of:=SUM([.J3:.J27]&gt;[.$AX3:.$AX27])" office:value-type="float"/>
          <table:table-cell table:number-matrix-columns-spanned="1" table:number-matrix-rows-spanned="1" table:formula="of:=SUM([.K3:.K27]&gt;[.$AY3:.$AY27])" office:value-type="float"/>
          <table:table-cell table:number-matrix-columns-spanned="1" table:number-matrix-rows-spanned="1" table:formula="of:=SUM([.L3:.L27]&gt;[.$AZ3:.$AZ27])" office:value-type="float"/>
          <table:table-cell table:number-matrix-columns-spanned="1" table:number-matrix-rows-spanned="1" table:formula="of:=SUM([.M3:.M27]&gt;[.$BA3:.$BA27])" office:value-type="float"/>
          <table:table-cell table:number-matrix-columns-spanned="1" table:number-matrix-rows-spanned="1" table:formula="of:=SUM([.N3:.N27]&gt;[.$BB3:.$BB27])" office:value-type="float"/>
          <table:table-cell table:number-matrix-columns-spanned="1" table:number-matrix-rows-spanned="1" table:formula="of:=SUM([.O3:.O27]&gt;[.$BC3:.$BC27])" office:value-type="float"/>
          <table:table-cell table:number-matrix-columns-spanned="1" table:number-matrix-rows-spanned="1" table:formula="of:=SUM([.P3:.P27]&gt;[.$BD3:.$BD27])" office:value-type="float"/>
          <table:table-cell table:number-matrix-columns-spanned="1" table:number-matrix-rows-spanned="1" table:formula="of:=SUM([.Q3:.Q27]&gt;[.$BE3:.$BE27])" office:value-type="float"/>
          <table:table-cell table:number-matrix-columns-spanned="1" table:number-matrix-rows-spanned="1" table:formula="of:=SUM([.R3:.R27]&gt;[.$BF3:.$BF27])" office:value-type="float"/>
          <table:table-cell table:number-matrix-columns-spanned="1" table:number-matrix-rows-spanned="1" table:formula="of:=SUM([.S3:.S27]&gt;[.$BG3:.$BG27])" office:value-type="float"/>
          <table:table-cell table:number-matrix-columns-spanned="1" table:number-matrix-rows-spanned="1" table:formula="of:=SUM([.T3:.T27]&gt;[.$BH3:.$BH27])" office:value-type="float"/>
          <table:table-cell table:number-matrix-columns-spanned="1" table:number-matrix-rows-spanned="1" table:formula="of:=SUM([.U3:.U27]&gt;[.$BI3:.$BI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